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548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.512cm" fo:min-width="3.31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512cm" fo:min-width="4.199cm"/>
    </style:style>
    <style:style style:name="gr4" style:family="graphic" style:parent-style-name="standard">
      <style:graphic-properties svg:stroke-color="#000000" draw:fill-color="#00ff66" draw:textarea-horizontal-align="justify" draw:textarea-vertical-align="middle" draw:auto-grow-height="false" fo:min-height="0.512cm" fo:min-width="4.707cm"/>
    </style:style>
    <style:style style:name="gr5" style:family="graphic" style:parent-style-name="standard">
      <style:graphic-properties svg:stroke-color="#000000" draw:fill-color="#00cc33" draw:textarea-horizontal-align="justify" draw:textarea-vertical-align="middle" draw:auto-grow-height="false" fo:min-height="0.512cm" fo:min-width="5.469cm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512cm" fo:min-width="6.231cm"/>
    </style:style>
    <style:style style:name="gr7" style:family="graphic" style:parent-style-name="standard">
      <style:graphic-properties svg:stroke-color="#000000" draw:fill-color="#ffff99" draw:textarea-horizontal-align="justify" draw:textarea-vertical-align="middle" draw:auto-grow-height="false" fo:min-height="0.512cm" fo:min-width="6.866cm"/>
    </style:style>
    <style:style style:name="gr8" style:family="graphic" style:parent-style-name="standard">
      <style:graphic-properties svg:stroke-color="#000000" draw:fill-color="#ff33ff" draw:textarea-horizontal-align="justify" draw:textarea-vertical-align="middle" draw:auto-grow-height="false" fo:min-height="0.512cm" fo:min-width="7.501cm"/>
    </style:style>
    <style:style style:name="gr9" style:family="graphic" style:parent-style-name="standard">
      <style:graphic-properties svg:stroke-color="#000000" draw:fill-color="#ff9900" draw:textarea-horizontal-align="justify" draw:textarea-vertical-align="middle" draw:auto-grow-height="false" fo:min-height="0.512cm" fo:min-width="8.898cm"/>
    </style:style>
    <style:style style:name="gr10" style:family="graphic" style:parent-style-name="standard">
      <style:graphic-properties svg:stroke-color="#000000" draw:fill-color="#ffcc00" draw:textarea-horizontal-align="justify" draw:textarea-vertical-align="middle" draw:auto-grow-height="false" fo:min-height="0.512cm" fo:min-width="9.533cm"/>
    </style:style>
    <style:style style:name="gr11" style:family="graphic" style:parent-style-name="standard">
      <style:graphic-properties svg:stroke-color="#000000" draw:fill-color="#ff99ff" draw:textarea-horizontal-align="justify" draw:textarea-vertical-align="middle" draw:auto-grow-height="false" fo:min-height="0.512cm" fo:min-width="8.263cm"/>
    </style:style>
    <style:style style:name="gr12" style:family="graphic" style:parent-style-name="standard">
      <style:graphic-properties svg:stroke-color="#000000" draw:fill-color="#66ffff" draw:textarea-horizontal-align="justify" draw:textarea-vertical-align="middle" draw:auto-grow-height="false" fo:min-height="0.512cm" fo:min-width="10.295cm"/>
    </style:style>
    <style:style style:name="gr13" style:family="graphic" style:parent-style-name="standard">
      <style:graphic-properties svg:stroke-color="#000000" draw:fill-color="#99ffff" draw:textarea-horizontal-align="justify" draw:textarea-vertical-align="middle" draw:auto-grow-height="false" fo:min-height="0.512cm" fo:min-width="10.93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standard">
      <style:graphic-properties draw:stroke="none" svg:stroke-color="#000000" draw:fill="none" draw:fill-color="#ffffff" fo:min-height="0.637cm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-color="#cccccc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-color="#00ff66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-color="#00cc33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-color="#ffff00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-color="#ffff99"/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-color="#ff33ff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9900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-color="#ffcc00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-color="#ff99ff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-color="#66ffff"/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-color="#99ffff"/>
      <style:paragraph-properties fo:text-align="start"/>
      <style:text-properties fo:font-size="12pt" style:font-size-asian="12pt" style:font-size-complex="12pt"/>
    </style:style>
    <style:style style:name="P14" style:family="paragraph"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0.762cm" svg:x="3.794cm" svg:y="13.954cm">
          <text:p text:style-name="P1"><text:span text:style-name="T1">healt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0.762cm" svg:x="3.794cm" svg:y="12.811cm">
          <text:p text:style-name="P1"><text:span text:style-name="T1">Feast of Souls Ho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99cm" svg:height="0.762cm" svg:x="3.794cm" svg:y="11.795cm">
          <text:p text:style-name="P1"><text:span text:style-name="T1">Fel Devastation r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762cm" svg:x="3.794cm" svg:y="10.779cm">
          <text:p text:style-name="P1"><text:span text:style-name="T1">Soul Cleave initia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969cm" svg:height="0.762cm" svg:x="3.794cm" svg:y="9.763cm">
          <text:p text:style-name="P1"><text:span text:style-name="T1">Soul Cleave Feast of Soul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731cm" svg:height="0.762cm" svg:x="3.794cm" svg:y="8.747cm">
          <text:p text:style-name="P1"><text:span text:style-name="T1">Soul Barrier absorb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366cm" svg:height="0.762cm" svg:x="3.794cm" svg:y="7.731cm">
          <text:p text:style-name="P1"><text:span text:style-name="T1">Soul Barrier over absorb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001cm" svg:height="0.762cm" svg:x="3.794cm" svg:y="6.715cm">
          <text:p text:style-name="P1"><text:span text:style-name="T1">Soul Carver orb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9.398cm" svg:height="0.762cm" svg:x="3.794cm" svg:y="4.683cm">
          <text:p text:style-name="P1"><text:span text:style-name="T1">Fel Devastation 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0.033cm" svg:height="0.762cm" svg:x="3.794cm" svg:y="3.667cm">
          <text:p text:style-name="P1"><text:span text:style-name="T1">Fel Devastation over 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.763cm" svg:height="0.762cm" svg:x="3.794cm" svg:y="5.699cm">
          <text:p text:style-name="P1"><text:span text:style-name="T1">Soul Carver over orb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0.795cm" svg:height="0.762cm" svg:x="3.794cm" svg:y="2.651cm">
          <text:p text:style-name="P1"><text:span text:style-name="T1">absorbs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1.43cm" svg:height="0.762cm" svg:x="3.794cm" svg:y="1.635cm">
          <text:p text:style-name="P1"><text:span text:style-name="T1">over absorbs </text:span>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8.382cm" svg:height="0.635cm" svg:x="7.223cm" svg:y="14.081cm">
          <draw:text-box>
            <text:p text:style-name="P14"><text:span text:style-name="T2">UnitHealth</text:span></text:p>
          </draw:text-box>
        </draw:frame>
        <draw:frame draw:style-name="gr14" draw:text-style-name="P15" draw:layer="layout" svg:width="8.382cm" svg:height="0.635cm" svg:x="7.858cm" svg:y="12.938cm">
          <draw:text-box>
            <text:p text:style-name="P14"><text:span text:style-name="T2">remaining_duration / total_duration * total_hot</text:span></text:p>
          </draw:text-box>
        </draw:frame>
        <draw:frame draw:style-name="gr14" draw:text-style-name="P15" draw:layer="layout" svg:width="8.382cm" svg:height="0.635cm" svg:x="8.747cm" svg:y="11.922cm">
          <draw:text-box>
            <text:p text:style-name="P14"><text:span text:style-name="T2">remaining_duration / total_duration * total_heal</text:span></text:p>
          </draw:text-box>
        </draw:frame>
        <draw:frame draw:style-name="gr14" draw:text-style-name="P15" draw:layer="layout" svg:width="8.382cm" svg:height="0.635cm" svg:x="9.255cm" svg:y="10.906cm">
          <draw:text-box>
            <text:p text:style-name="P14"><text:span text:style-name="T2">normalized_power / 60 * 2 * soul_cleave_formula()</text:span></text:p>
          </draw:text-box>
        </draw:frame>
        <draw:frame draw:style-name="gr14" draw:text-style-name="P15" draw:layer="layout" svg:width="8.382cm" svg:height="0.635cm" svg:x="10.017cm" svg:y="9.89cm">
          <draw:text-box>
            <text:p text:style-name="P14"><text:span text:style-name="T2">soul_cleave_initial * feast_of_souls_percentage</text:span></text:p>
          </draw:text-box>
        </draw:frame>
        <draw:frame draw:style-name="gr15" draw:text-style-name="P15" draw:layer="layout" svg:width="9.938cm" svg:height="0.887cm" svg:x="10.652cm" svg:y="8.874cm">
          <draw:text-box>
            <text:p text:style-name="P14"><text:span text:style-name="T2">soul_barrier_absorbs + soul_fragment_count * soul_fragment_he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20:59:16.153000000</meta:creation-date>
    <dc:date>2016-11-09T21:17:29.245000000</dc:date>
    <meta:editing-duration>PT7M33S</meta:editing-duration>
    <meta:editing-cycles>1</meta:editing-cycles>
    <meta:document-statistic meta:object-count="19"/>
    <meta:generator>LibreOffice/5.1.3.2$Windows_x86 LibreOffice_project/644e4637d1d8544fd9f56425bd6cec110e49301b</meta:generator>
  </office:meta>
</office:document-meta>
</file>